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dinaryVerificationPrintsAllInteractionsTest.differentMockInte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inaryVerificationPrintsAllInteractionsTest.shouldNotShowAllInteractionsOnDifferentM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rdinaryVerificationPrintsAllInteractionsTest.secondInte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inaryVerificationPrintsAllInteractionsTest.shouldNotShowAllInteractionsHeaderWhenNoOtherInterac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rdinaryVerificationPrintsAllInteractionsTest.firstInte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inaryVerificationPrintsAllInteractionsTest.shouldShowAllInteractionsOnMockWhenOrdinaryVerificationFai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